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bc41" officeooo:paragraph-rsid="0019bc4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88f" officeooo:paragraph-rsid="001b588f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e1022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db36"/>
    </style:style>
    <style:style style:name="T6" style:family="text">
      <style:text-properties officeooo:rsid="001d4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3rd</text:span> of <text:span text:style-name="T5">February</text:span> 202<text:span text:style-name="T4">1</text:span> under the <text:span text:style-name="T5">40th</text:span> PA Meeting.</text:p>
      <text:p text:style-name="P1"/>
      <text:p text:style-name="P1">The Assembly, recognising the current situation,</text:p>
      <text:p text:style-name="P1"/>
      <text:p text:style-name="P3">Constitutes the need to remove the bigger phantoms datapack as it is annoying and hard to reduce the amount of phantoms because of multiplayer sleep, <text:span text:style-name="T6">in addition to this, to decrease the amount of people needed to sleep to 25%</text:span>.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2">eldegron</text:p>
      <text:p text:style-name="P2">threebody03</text:p>
      <text:p text:style-name="P1"/>
      <text:p text:style-name="P1"/>
      <text:p text:style-name="P1"/>
      <text:p text:style-name="Standard"><text:span text:style-name="T1">[</text:span><text:span text:style-name="T2">Motion 40-11: To get rid of the bigger phantoms datapack </text:span><text:span text:style-name="T3">and decrease the percentage of needed sleepers to 25%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4T09:51:45.592279441</dc:date>
    <meta:editing-duration>PT4M12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87" meta:character-count="530" meta:non-whitespace-character-count="452"/>
  </office:meta>
</office:document-meta>
</file>